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3.697cm" style:rel-column-width="2096*"/>
    </style:style>
    <style:style style:name="Таблица1.B" style:family="table-column">
      <style:table-column-properties style:column-width="5.098cm" style:rel-column-width="2890*"/>
    </style:style>
    <style:style style:name="Таблица1.C" style:family="table-column">
      <style:table-column-properties style:column-width="3.955cm" style:rel-column-width="2242*"/>
    </style:style>
    <style:style style:name="Таблица1.D" style:family="table-column">
      <style:table-column-properties style:column-width="4.251cm" style:rel-column-width="2410*"/>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D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30%" fo:text-align="center" style:justify-single-word="false"/>
      <style:text-properties officeooo:rsid="00011123" officeooo:paragraph-rsid="00011123"/>
    </style:style>
    <style:style style:name="P2" style:family="paragraph" style:parent-style-name="Standard">
      <style:paragraph-properties fo:line-height="130%" fo:text-align="justify" style:justify-single-word="false"/>
      <style:text-properties officeooo:rsid="00011123" officeooo:paragraph-rsid="00011123"/>
    </style:style>
    <style:style style:name="P3" style:family="paragraph" style:parent-style-name="Standard">
      <style:paragraph-properties fo:line-height="130%" fo:text-align="justify" style:justify-single-word="false"/>
      <style:text-properties officeooo:rsid="00022a0b" officeooo:paragraph-rsid="00022a0b"/>
    </style:style>
    <style:style style:name="P4" style:family="paragraph" style:parent-style-name="Standard">
      <style:paragraph-properties fo:line-height="130%" fo:text-align="center" style:justify-single-word="false"/>
      <style:text-properties officeooo:paragraph-rsid="00011123"/>
    </style:style>
    <style:style style:name="P5" style:family="paragraph" style:parent-style-name="Standard" style:list-style-name="L1">
      <style:paragraph-properties fo:line-height="130%" fo:text-align="justify" style:justify-single-word="false"/>
      <style:text-properties officeooo:rsid="00011123" officeooo:paragraph-rsid="00011123"/>
    </style:style>
    <style:style style:name="P6" style:family="paragraph" style:parent-style-name="Standard" style:list-style-name="L2">
      <style:paragraph-properties fo:line-height="130%" fo:text-align="justify" style:justify-single-word="false"/>
      <style:text-properties officeooo:rsid="00011123" officeooo:paragraph-rsid="00011123"/>
    </style:style>
    <style:style style:name="P7" style:family="paragraph" style:parent-style-name="Standard">
      <style:paragraph-properties fo:line-height="130%" fo:text-align="justify" style:justify-single-word="false"/>
      <style:text-properties officeooo:rsid="00011123" officeooo:paragraph-rsid="00011123"/>
    </style:style>
    <style:style style:name="P8" style:family="paragraph" style:parent-style-name="Standard" style:list-style-name="L21">
      <style:paragraph-properties fo:line-height="130%" fo:text-align="justify" style:justify-single-word="false"/>
      <style:text-properties officeooo:rsid="00011123" officeooo:paragraph-rsid="00011123"/>
    </style:style>
    <style:style style:name="P9" style:family="paragraph" style:parent-style-name="Standard" style:list-style-name="L21">
      <style:paragraph-properties fo:line-height="130%" fo:text-align="justify" style:justify-single-word="false"/>
      <style:text-properties officeooo:rsid="00011123" officeooo:paragraph-rsid="002ff250"/>
    </style:style>
    <style:style style:name="P10" style:family="paragraph" style:parent-style-name="Standard">
      <style:paragraph-properties fo:line-height="130%" fo:text-align="justify" style:justify-single-word="false"/>
      <style:text-properties officeooo:rsid="00011123" officeooo:paragraph-rsid="00314f25"/>
    </style:style>
    <style:style style:name="P11" style:family="paragraph" style:parent-style-name="Standard">
      <style:paragraph-properties fo:line-height="130%" fo:text-align="justify" style:justify-single-word="false"/>
      <style:text-properties officeooo:rsid="00011123" officeooo:paragraph-rsid="00325ddb"/>
    </style:style>
    <style:style style:name="P12" style:family="paragraph" style:parent-style-name="Standard">
      <style:paragraph-properties fo:line-height="130%" fo:text-align="justify" style:justify-single-word="false"/>
      <style:text-properties officeooo:rsid="00011123" officeooo:paragraph-rsid="00337bad"/>
    </style:style>
    <style:style style:name="P13" style:family="paragraph" style:parent-style-name="Standard">
      <style:paragraph-properties fo:line-height="130%" fo:text-align="justify" style:justify-single-word="false"/>
      <style:text-properties officeooo:rsid="00011123" officeooo:paragraph-rsid="003446d3"/>
    </style:style>
    <style:style style:name="P14" style:family="paragraph" style:parent-style-name="Standard" style:list-style-name="L22">
      <style:paragraph-properties fo:line-height="130%" fo:text-align="justify" style:justify-single-word="false"/>
      <style:text-properties officeooo:rsid="00011123" officeooo:paragraph-rsid="00325ddb"/>
    </style:style>
    <style:style style:name="P15" style:family="paragraph" style:parent-style-name="Standard">
      <style:paragraph-properties fo:line-height="130%" fo:text-align="center" style:justify-single-word="false"/>
      <style:text-properties officeooo:rsid="00011123" officeooo:paragraph-rsid="00011123"/>
    </style:style>
    <style:style style:name="P16" style:family="paragraph" style:parent-style-name="Standard">
      <style:paragraph-properties fo:line-height="130%" fo:text-align="center" style:justify-single-word="false"/>
      <style:text-properties officeooo:rsid="00011123" officeooo:paragraph-rsid="00325ddb"/>
    </style:style>
    <style:style style:name="P17" style:family="paragraph" style:parent-style-name="Standard">
      <style:paragraph-properties fo:line-height="130%" fo:text-align="center" style:justify-single-word="false"/>
      <style:text-properties officeooo:rsid="00011123" officeooo:paragraph-rsid="00337bad"/>
    </style:style>
    <style:style style:name="P18" style:family="paragraph" style:parent-style-name="Standard">
      <style:paragraph-properties fo:line-height="130%" fo:text-align="center" style:justify-single-word="false"/>
      <style:text-properties officeooo:rsid="00011123" officeooo:paragraph-rsid="003446d3"/>
    </style:style>
    <style:style style:name="P19" style:family="paragraph" style:parent-style-name="Standard" style:list-style-name="L20">
      <style:paragraph-properties fo:line-height="130%" fo:text-align="justify" style:justify-single-word="false"/>
      <style:text-properties officeooo:rsid="00022a0b" officeooo:paragraph-rsid="00022a0b"/>
    </style:style>
    <style:style style:name="P20" style:family="paragraph" style:parent-style-name="Standard" style:list-style-name="L20">
      <style:paragraph-properties fo:line-height="130%" fo:text-align="justify" style:justify-single-word="false"/>
      <style:text-properties officeooo:rsid="00022a0b" officeooo:paragraph-rsid="00255638"/>
    </style:style>
    <style:style style:name="P21" style:family="paragraph" style:parent-style-name="Standard" style:list-style-name="L20">
      <style:paragraph-properties fo:line-height="130%" fo:text-align="justify" style:justify-single-word="false"/>
      <style:text-properties officeooo:rsid="00022a0b" officeooo:paragraph-rsid="003ee55d"/>
    </style:style>
    <style:style style:name="P22" style:family="paragraph" style:parent-style-name="Standard">
      <style:paragraph-properties fo:line-height="130%" fo:text-align="justify" style:justify-single-word="false"/>
      <style:text-properties officeooo:rsid="00022a0b" officeooo:paragraph-rsid="00022a0b"/>
    </style:style>
    <style:style style:name="P23" style:family="paragraph" style:parent-style-name="Standard" style:list-style-name="L20">
      <style:paragraph-properties fo:line-height="130%" fo:text-align="justify" style:justify-single-word="false"/>
      <style:text-properties officeooo:rsid="001185c8" officeooo:paragraph-rsid="00022a0b"/>
    </style:style>
    <style:style style:name="P24" style:family="paragraph" style:parent-style-name="Standard">
      <style:paragraph-properties fo:line-height="130%" fo:text-align="justify" style:justify-single-word="false" fo:break-before="page"/>
      <style:text-properties officeooo:rsid="00011123" officeooo:paragraph-rsid="00011123"/>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5ff0" officeooo:paragraph-rsid="00315f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5ddb" officeooo:paragraph-rsid="00325dd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Times New Roman" fo:font-size="12pt" fo:language="none" fo:country="none" officeooo:rsid="00109e42" style:font-size-asian="12pt" style:font-name-complex="Times New Roman1" style:font-size-complex="12pt"/>
    </style:style>
    <style:style style:name="T2" style:family="text">
      <style:text-properties fo:color="#000000" style:font-name="Times New Roman" fo:font-size="12pt" fo:language="none" fo:country="none" officeooo:rsid="002aaec4" style:font-size-asian="12pt" style:font-name-complex="Times New Roman1" style:font-size-complex="12pt"/>
    </style:style>
    <style:style style:name="T3" style:family="text">
      <style:text-properties officeooo:rsid="000a1ee8"/>
    </style:style>
    <style:style style:name="T4" style:family="text">
      <style:text-properties fo:font-style="italic" officeooo:rsid="000a1ee8" style:font-style-asian="italic" style:font-style-complex="italic"/>
    </style:style>
    <style:style style:name="T5" style:family="text">
      <style:text-properties officeooo:rsid="00011123"/>
    </style:style>
    <style:style style:name="T6" style:family="text">
      <style:text-properties officeooo:rsid="0014fbf0"/>
    </style:style>
    <style:style style:name="T7" style:family="text">
      <style:text-properties officeooo:rsid="002933bc"/>
    </style:style>
    <style:style style:name="T8" style:family="text">
      <style:text-properties officeooo:rsid="002ff250"/>
    </style:style>
    <style:style style:name="T9" style:family="text">
      <style:text-properties officeooo:rsid="00314f25"/>
    </style:style>
    <style:style style:name="T10" style:family="text">
      <style:text-properties officeooo:rsid="00385326"/>
    </style:style>
    <style:style style:name="T11" style:family="text">
      <style:text-properties officeooo:rsid="003a2134"/>
    </style:style>
    <style:style style:name="T12" style:family="text">
      <style:text-properties officeooo:rsid="003a58ca"/>
    </style:style>
    <style:style style:name="T13" style:family="text">
      <style:text-properties officeooo:rsid="003a5e09"/>
    </style:style>
    <style:style style:name="T14" style:family="text">
      <style:text-properties officeooo:rsid="003c02eb"/>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ораторная работа № <text:span text:style-name="T7">5</text:span></text:p>
      <text:p text:style-name="P4"><text:span text:style-name="T5">“</text:span><text:span text:style-name="T1">Использование библиотеки </text:span><text:span text:style-name="T2">STL</text:span><text:span text:style-name="T5">”</text:span></text:p>
      <text:p text:style-name="P1"/>
      <text:p text:style-name="P2"><text:tab/>Написать и отладить три программы. Первая программа демонстрирует использование контейнерных классов для хранения встроенных типов данных. Вторая программа демонстрирует использование контейнерных классов для хранения пользовательских типов данных. Третья программа демонстрирует использование алгоритмов STL.</text:p>
      <text:p text:style-name="P2"><text:tab/>В первой программе необходимо выполнить следующее:</text:p>
      <text:list xml:id="list2028793805" text:style-name="L1">
        <text:list-item>
          <text:p text:style-name="P5">Создать объект‑контейнер в соответствии с вариантом задания и заполнить его данными, тип которых определяется вариантом задания.</text:p>
        </text:list-item>
        <text:list-item>
          <text:p text:style-name="P5">Просмотреть контейнер.</text:p>
        </text:list-item>
        <text:list-item>
          <text:p text:style-name="P5">Изменить контейнер, удалив из него одни элементы и заменив другие.</text:p>
        </text:list-item>
        <text:list-item>
          <text:p text:style-name="P5">Просмотреть контейнер, используя для доступа к его элементам итераторы.</text:p>
        </text:list-item>
        <text:list-item>
          <text:p text:style-name="P5">Создать второй контейнер этого же класса и заполнить его данными того же типа, что и первый контейнер.</text:p>
        </text:list-item>
        <text:list-item>
          <text:p text:style-name="P5">Изменить первый контейнер, удалив из него n элементов после заданного и добавив затем в него все элементы из второго контейнера.</text:p>
        </text:list-item>
        <text:list-item>
          <text:p text:style-name="P5">Просмотреть первый и второй контейнеры.</text:p>
        </text:list-item>
      </text:list>
      <text:p text:style-name="P2"><text:tab/>Во второй программе выполнить то же самое, но для данных пользовательского типа.</text:p>
      <text:p text:style-name="P2"><text:tab/>В третьей программе выполнить следующее:</text:p>
      <text:list xml:id="list4261402920" text:style-name="L2">
        <text:list-item>
          <text:p text:style-name="P6">Создать контейнер, содержащий объекты пользовательского типа. Тип контейнера выбирается в соответствии с вариантом задания.</text:p>
        </text:list-item>
        <text:list-item>
          <text:p text:style-name="P6">Отсортировать его по убыванию элементов.</text:p>
        </text:list-item>
        <text:list-item>
          <text:p text:style-name="P6">Просмотреть контейнер.</text:p>
        </text:list-item>
        <text:list-item>
          <text:p text:style-name="P6">Используя подходящий алгоритм, найти в контейнере элемент, удовлетворяющий заданному условию.</text:p>
        </text:list-item>
        <text:list-item>
          <text:p text:style-name="P6">Переместить элементы, удовлетворяющие заданному условию в другой (предварительно пустой) контейнер. Тип второго контейнера определяется вариантом задания.</text:p>
        </text:list-item>
        <text:list-item>
          <text:p text:style-name="P6">Просмотреть второй контейнер.</text:p>
        </text:list-item>
        <text:list-item>
          <text:p text:style-name="P6">Отсортировать первый и второй контейнеры по возрастанию элементов.</text:p>
        </text:list-item>
        <text:list-item>
          <text:p text:style-name="P6">Просмотреть их.</text:p>
        </text:list-item>
        <text:list-item>
          <text:p text:style-name="P6">Получить третий контейнер путем слияния первых двух.</text:p>
        </text:list-item>
        <text:list-item>
          <text:p text:style-name="P6">Просмотреть третий контейнер.</text:p>
        </text:list-item>
        <text:list-item>
          <text:p text:style-name="P6">Подсчитать, сколько элементов, удовлетворяющих заданному условию, содержит третий контейнер.</text:p>
        </text:list-item>
        <text:list-item>
          <text:p text:style-name="P6">Определить, есть ли в третьем контейнере элемент, удовлетворяющий заданному условию.</text:p>
        </text:list-item>
      </text:list>
      <text:p text:style-name="P2"/>
      <text:p text:style-name="P24"/>
      <text:p text:style-name="P1">Методические указания.</text:p>
      <text:p text:style-name="P1"/>
      <text:list xml:id="list978422099" text:style-name="L21">
        <text:list-item>
          <text:p text:style-name="P8">В качестве пользовательского типа данных использовать любой пользовательский класс из лабораторной работы № <text:span text:style-name="T8">2</text:span>.</text:p>
        </text:list-item>
        <text:list-item>
          <text:p text:style-name="P8">Для вставки и удаления элементов контейнера во второй программе использовать соответствующие операции, определённые в классе контейнера.</text:p>
        </text:list-item>
        <text:list-item>
          <text:p text:style-name="P9">Для создания второго контейнера в третьей программе можно использовать либо алгоритм remove_copy_if, либо определить свой алгоритм copy_if, которого нет в STL.</text:p>
        </text:list-item>
        <text:list-item>
          <text:p text:style-name="P8">Для поиска элемента в коллекции можно использовать алгоритм find_if, либо for_each, либо binary_search, если контейнер отсортирован.</text:p>
        </text:list-item>
        <text:list-item>
          <text:p text:style-name="P8">Для сравнения элементов при сортировке по возрастанию используется операция &lt;, которая должна быть перегружена в пользовательском классе. Для сортировки по убыванию следует написать функцию comp и использовать вторую версию алгоритма sort.</text:p>
        </text:list-item>
        <text:list-item>
          <text:p text:style-name="P8">Условия поиска и замены элементов выбираются самостоятельно и для них пишется функция‑предикат.</text:p>
        </text:list-item>
        <text:list-item>
          <text:p text:style-name="P8">Для ввода-вывода объектов пользовательского класса следует перегрузить операции “&gt;&gt;” и “&lt;&lt;”.</text:p>
        </text:list-item>
        <text:list-item>
          <text:p text:style-name="P8">Некоторые алгоритмы могут не поддерживать используемые в задании контейнеры. Например, алгоритм sort не поддерживает контейнеры, которые не имеют итераторов произвольного доступа. В этом случае следует написать свой алгоритм. Например, для стека алгоритм сортировки может выполняться следующим образом: переписать стек в вектор, отсортировать вектор, переписать вектор в стек.</text:p>
        </text:list-item>
        <text:list-item>
          <text:p text:style-name="P8">При перемещении элементов ассоциативного контейнера в неассоциативный перемещаются только данные (ключи не перемещаются). И наоборот, при перемещении элементов неассоциативного контейнера в ассоциативный должен быть сформирован ключ.</text:p>
        </text:list-item>
      </text:list>
      <text:p text:style-name="P2"/>
      <text:p text:style-name="P1">Вари<text:span text:style-name="T9">анты заданий</text:span></text:p>
      <text:p text:style-name="P1"/>
      <text:p text:style-name="P10"><text:tab/><text:span text:style-name="T6">Номер варианта </text:span><text:span text:style-name="T4">i</text:span><text:span text:style-name="T3"> определяется согласно номера студента в журнале </text:span><text:span text:style-name="T4">N</text:span><text:span text:style-name="T3"> по формуле:</text:span></text:p>
      <text:p text:style-name="P10"><draw:frame draw:style-name="fr1" draw:name="Объект2" text:anchor-type="as-char" svg:y="-0.67cm" svg:width="2.478cm" svg:height="1.099cm" draw:z-index="0"><draw:object xlink:href="./Object 2" xlink:type="simple" xlink:show="embed" xlink:actuate="onLoad"/><draw:image xlink:href="./ObjectReplacements/Object 2" xlink:type="simple" xlink:show="embed" xlink:actuate="onLoad"/><svg:desc>формула</svg:desc></draw:frame>. Вари<text:span text:style-name="T9">анты заданий приведены в таблице.</text:span></text:p>
      <text:p text:style-name="P10"/>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5">Номер</text:p>
            <text:p text:style-name="P25">варианта</text:p>
          </table:table-cell>
          <table:table-cell table:style-name="Таблица1.A1" office:value-type="string">
            <text:p text:style-name="P16">Первый <text:s/>контейнер</text:p>
          </table:table-cell>
          <table:table-cell table:style-name="Таблица1.A1" office:value-type="string">
            <text:p text:style-name="P17">Второй <text:s/>контейнер</text:p>
          </table:table-cell>
          <table:table-cell table:style-name="Таблица1.D1" office:value-type="string">
            <text:p text:style-name="P18">Встроенный тип данных</text:p>
          </table:table-cell>
        </table:table-row>
        <table:table-row>
          <table:table-cell table:style-name="Таблица1.A2" office:value-type="string">
            <text:p text:style-name="P26">1</text:p>
          </table:table-cell>
          <table:table-cell table:style-name="Таблица1.A2" office:value-type="string">
            <text:p text:style-name="P10"><text:s text:c="2"/>vector</text:p>
          </table:table-cell>
          <table:table-cell table:style-name="Таблица1.A2" office:value-type="string">
            <text:p text:style-name="P12"><text:s text:c="2"/>list</text:p>
          </table:table-cell>
          <table:table-cell table:style-name="Таблица1.D2" office:value-type="string">
            <text:p text:style-name="P13"><text:s/>int</text:p>
          </table:table-cell>
        </table:table-row>
        <table:table-row>
          <table:table-cell table:style-name="Таблица1.A2" office:value-type="string">
            <text:p text:style-name="P26">2</text:p>
          </table:table-cell>
          <table:table-cell table:style-name="Таблица1.A2" office:value-type="string">
            <text:p text:style-name="P10"><text:s text:c="2"/>list</text:p>
          </table:table-cell>
          <table:table-cell table:style-name="Таблица1.A2" office:value-type="string">
            <text:p text:style-name="P12"><text:s text:c="2"/>deque</text:p>
          </table:table-cell>
          <table:table-cell table:style-name="Таблица1.D2" office:value-type="string">
            <text:p text:style-name="P13"><text:s/>long</text:p>
          </table:table-cell>
        </table:table-row>
        <table:table-row>
          <table:table-cell table:style-name="Таблица1.A2" office:value-type="string">
            <text:p text:style-name="P26">3</text:p>
          </table:table-cell>
          <table:table-cell table:style-name="Таблица1.A2" office:value-type="string">
            <text:p text:style-name="P10"><text:s text:c="2"/>deque</text:p>
          </table:table-cell>
          <table:table-cell table:style-name="Таблица1.A2" office:value-type="string">
            <text:p text:style-name="P12"><text:s text:c="2"/>stack</text:p>
          </table:table-cell>
          <table:table-cell table:style-name="Таблица1.D2" office:value-type="string">
            <text:p text:style-name="P13"><text:s/>float</text:p>
          </table:table-cell>
        </table:table-row>
        <text:soft-page-break/>
        <table:table-row>
          <table:table-cell table:style-name="Таблица1.A2" office:value-type="string">
            <text:p text:style-name="P26">4</text:p>
          </table:table-cell>
          <table:table-cell table:style-name="Таблица1.A2" office:value-type="string">
            <text:p text:style-name="P10"><text:s text:c="2"/>stack</text:p>
          </table:table-cell>
          <table:table-cell table:style-name="Таблица1.A2" office:value-type="string">
            <text:p text:style-name="P12"><text:s text:c="2"/>queue</text:p>
          </table:table-cell>
          <table:table-cell table:style-name="Таблица1.D2" office:value-type="string">
            <text:p text:style-name="P13"><text:s/>double</text:p>
          </table:table-cell>
        </table:table-row>
        <table:table-row>
          <table:table-cell table:style-name="Таблица1.A2" office:value-type="string">
            <text:p text:style-name="P26">5</text:p>
          </table:table-cell>
          <table:table-cell table:style-name="Таблица1.A2" office:value-type="string">
            <text:p text:style-name="P10"><text:s text:c="2"/>queue</text:p>
          </table:table-cell>
          <table:table-cell table:style-name="Таблица1.A2" office:value-type="string">
            <text:p text:style-name="P12"><text:s text:c="2"/>vector</text:p>
          </table:table-cell>
          <table:table-cell table:style-name="Таблица1.D2" office:value-type="string">
            <text:p text:style-name="P13"><text:s/>char</text:p>
          </table:table-cell>
        </table:table-row>
        <table:table-row>
          <table:table-cell table:style-name="Таблица1.A2" office:value-type="string">
            <text:p text:style-name="P26">6</text:p>
          </table:table-cell>
          <table:table-cell table:style-name="Таблица1.A2" office:value-type="string">
            <text:p text:style-name="P10"><text:s text:c="2"/>vector</text:p>
          </table:table-cell>
          <table:table-cell table:style-name="Таблица1.A2" office:value-type="string">
            <text:p text:style-name="P12"><text:s text:c="2"/>stack</text:p>
          </table:table-cell>
          <table:table-cell table:style-name="Таблица1.D2" office:value-type="string">
            <text:p text:style-name="P13"><text:s/>string</text:p>
          </table:table-cell>
        </table:table-row>
        <table:table-row>
          <table:table-cell table:style-name="Таблица1.A2" office:value-type="string">
            <text:p text:style-name="P26">7</text:p>
          </table:table-cell>
          <table:table-cell table:style-name="Таблица1.A2" office:value-type="string">
            <text:p text:style-name="P10"><text:s text:c="2"/>map</text:p>
          </table:table-cell>
          <table:table-cell table:style-name="Таблица1.A2" office:value-type="string">
            <text:p text:style-name="P12"><text:s text:c="2"/>list</text:p>
          </table:table-cell>
          <table:table-cell table:style-name="Таблица1.D2" office:value-type="string">
            <text:p text:style-name="P13"><text:s/>long</text:p>
          </table:table-cell>
        </table:table-row>
        <table:table-row>
          <table:table-cell table:style-name="Таблица1.A2" office:value-type="string">
            <text:p text:style-name="P26">8</text:p>
          </table:table-cell>
          <table:table-cell table:style-name="Таблица1.A2" office:value-type="string">
            <text:p text:style-name="P10"><text:s text:c="2"/>multimap</text:p>
          </table:table-cell>
          <table:table-cell table:style-name="Таблица1.A2" office:value-type="string">
            <text:p text:style-name="P12"><text:s text:c="2"/>deque</text:p>
          </table:table-cell>
          <table:table-cell table:style-name="Таблица1.D2" office:value-type="string">
            <text:p text:style-name="P13"><text:s/>float</text:p>
          </table:table-cell>
        </table:table-row>
        <table:table-row>
          <table:table-cell table:style-name="Таблица1.A2" office:value-type="string">
            <text:p text:style-name="P26">9</text:p>
          </table:table-cell>
          <table:table-cell table:style-name="Таблица1.A2" office:value-type="string">
            <text:p text:style-name="P10"><text:s text:c="2"/>set</text:p>
          </table:table-cell>
          <table:table-cell table:style-name="Таблица1.A2" office:value-type="string">
            <text:p text:style-name="P12"><text:s text:c="2"/>stack</text:p>
          </table:table-cell>
          <table:table-cell table:style-name="Таблица1.D2" office:value-type="string">
            <text:p text:style-name="P13"><text:s/>int</text:p>
          </table:table-cell>
        </table:table-row>
        <table:table-row>
          <table:table-cell table:style-name="Таблица1.A2" office:value-type="string">
            <text:p text:style-name="P26">10</text:p>
          </table:table-cell>
          <table:table-cell table:style-name="Таблица1.A2" office:value-type="string">
            <text:p text:style-name="P10"><text:s text:c="2"/>multiset</text:p>
          </table:table-cell>
          <table:table-cell table:style-name="Таблица1.A2" office:value-type="string">
            <text:p text:style-name="P12"><text:s text:c="2"/>queue</text:p>
          </table:table-cell>
          <table:table-cell table:style-name="Таблица1.D2" office:value-type="string">
            <text:p text:style-name="P13"><text:s/>char</text:p>
          </table:table-cell>
        </table:table-row>
      </table:table>
      <text:p text:style-name="P10"/>
      <text:p text:style-name="P11"><text:s/><text:tab/>Содержание отчёта</text:p>
      <text:list xml:id="list2204959440" text:style-name="L22">
        <text:list-item>
          <text:p text:style-name="P14">Постановка задачи.</text:p>
        </text:list-item>
        <text:list-item>
          <text:p text:style-name="P14">Определение пользовательского класса.</text:p>
        </text:list-item>
        <text:list-item>
          <text:p text:style-name="P14">Определения используемых в программах компонентных функций для работы с контейнером, включая конструкторы.</text:p>
        </text:list-item>
        <text:list-item>
          <text:p text:style-name="P14">Объяснение этих функций.</text:p>
        </text:list-item>
        <text:list-item>
          <text:p text:style-name="P14">Объяснение используемых в программах алгоритмов STL.</text:p>
        </text:list-item>
        <text:list-item>
          <text:p text:style-name="P14">Определения и объяснения, используемых предикатов и функций сравнения.</text:p>
        </text:list-item>
      </text:list>
      <text:p text:style-name="P3"/>
      <text:p text:style-name="P3"><text:tab/>Вопросы на защиту</text:p>
      <text:p text:style-name="P3"/>
      <text:list xml:id="list1856800482" text:style-name="L20">
        <text:list-item>
          <text:p text:style-name="P19">Какие классы реализованы в <text:span text:style-name="T10">STL?</text:span></text:p>
        </text:list-item>
        <text:list-item>
          <text:p text:style-name="P19">Библиотека <text:span text:style-name="T10">STL является динамической или статической?</text:span></text:p>
        </text:list-item>
        <text:list-item>
          <text:p text:style-name="P19">Какие заголовочные файлы необходимо подключить для использования в программе <text:span text:style-name="T11">STL?</text:span></text:p>
        </text:list-item>
        <text:list-item>
          <text:p text:style-name="P19">Что такое “итератор” в <text:span text:style-name="T12">STL? Каковы основные правила его использования?</text:span></text:p>
        </text:list-item>
        <text:list-item>
          <text:p text:style-name="P21">Что такое “контей<text:span text:style-name="T12">неры</text:span>” <text:span text:style-name="T12">в STL? Какие классы STL являются контейнерами?</text:span></text:p>
        </text:list-item>
        <text:list-item>
          <text:p text:style-name="P19">В чём различие ассоциативных контейнеров от обычных</text:p>
        </text:list-item>
        <text:list-item>
          <text:p text:style-name="P19">Что необходимо сделать для использования алгоритма сортировки в <text:span text:style-name="T13">STL для пользовательского типа?</text:span></text:p>
        </text:list-item>
        <text:list-item>
          <text:p text:style-name="P19">Какие алгоритмы реализованы в <text:span text:style-name="T14">STL?</text:span></text:p>
          <text:p text:style-name="P23"/>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1T21:41:44.800450665</meta:creation-date>
    <dc:date>2019-10-29T18:53:34.559607736</dc:date>
    <meta:editing-duration>PT2H3M46S</meta:editing-duration>
    <meta:editing-cycles>54</meta:editing-cycles>
    <meta:generator>LibreOffice/6.3.2.2$Linux_x86 LibreOffice_project/30$Build-2</meta:generator>
    <meta:document-statistic meta:table-count="1" meta:image-count="0" meta:object-count="1" meta:page-count="3" meta:paragraph-count="99" meta:word-count="642" meta:character-count="4809" meta:non-whitespace-character-count="4248"/>
  </office:meta>
</office:document-meta>
</file>

<file path=Object 2/content.xml><?xml version="1.0" encoding="utf-8"?>
<math xmlns="http://www.w3.org/1998/Math/MathML" display="block">
  <semantics>
    <mrow>
      <mi>i</mi>
      <mo stretchy="false">=</mo>
      <mrow>
        <mrow>
          <mo fence="true" stretchy="true">{</mo>
          <mrow>
            <mfrac>
              <mrow>
                <mi>N</mi>
                <mo stretchy="false">−</mo>
                <mn>1</mn>
              </mrow>
              <mn>10</mn>
            </mfrac>
          </mrow>
          <mo fence="true" stretchy="true">}</mo>
        </mrow>
        <mo stretchy="false">+</mo>
        <mn>1</mn>
      </mrow>
    </mrow>
    <annotation encoding="StarMath 5.0">i= left lbrace {  N-1} over {10} right rbrace +1 </annotation>
  </semantics>
</math>
</file>